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b30" officeooo:paragraph-rsid="000d5b30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officeooo:rsid="000eaefb" officeooo:paragraph-rsid="000eaefb"/>
    </style:style>
    <style:style style:name="P4" style:family="paragraph" style:parent-style-name="Standard">
      <style:text-properties officeooo:rsid="00104814" officeooo:paragraph-rsid="00104814"/>
    </style:style>
    <style:style style:name="T1" style:family="text">
      <style:text-properties officeooo:rsid="000eaefb"/>
    </style:style>
    <style:style style:name="T2" style:family="text">
      <style:text-properties officeooo:rsid="00104814"/>
    </style:style>
    <style:style style:name="T3" style:family="text">
      <style:text-properties officeooo:rsid="00115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) is it going to be a multi-user system? If yes, how users will be managed in terms of concurrent access and persistent storage. If not, explain the overall logistics</text:p>
      <text:p text:style-name="P2"/>
      <text:p text:style-name="P1">It will be multi-user system.</text:p>
      <text:p text:style-name="P1">Each user will have a directory in the server. Inside this user’s directory will be one directory per user’s project. <text:span text:style-name="T1">I every project directory should be a JSON file describing all the steps the user has followed to process his data and more directories with the files generated by Dials commands. </text:span></text:p>
      <text:p text:style-name="P1">The file system or the directory with all the projects of all the users should be backed up frequently by a daemon or a cron job.</text:p>
      <text:p text:style-name="Standard"/>
      <text:p text:style-name="Standard"/>
      <text:p text:style-name="P2">2) what will be the back-end of this? All-on-same-machine, remote servers/clusters etc?</text:p>
      <text:p text:style-name="P2"/>
      <text:p text:style-name="Standard"/>
      <text:p text:style-name="Standard"/>
      <text:p text:style-name="Standard"/>
      <text:p text:style-name="P2">3) what will be the deployment scenario?</text:p>
      <text:p text:style-name="P2"/>
      <text:p text:style-name="Standard"/>
      <text:p text:style-name="Standard"/>
      <text:p text:style-name="P2">4) what will assure high responsiveness on user side at high system load (many users working simultaneously)? The general architecture schematic would help.</text:p>
      <text:p text:style-name="P2"/>
      <text:p text:style-name="Standard"/>
      <text:p text:style-name="Standard"/>
      <text:p text:style-name="P2">5) how will it scale with the number of users, total and working simultaneously?</text:p>
      <text:p text:style-name="P2"/>
      <text:p text:style-name="Standard"/>
      <text:p text:style-name="Standard"/>
      <text:p text:style-name="P2">6) how image viewers will work remotely? all images transferred on client or something different?</text:p>
      <text:p text:style-name="P2"/>
      <text:p text:style-name="P3">The images will be transferred on demand depending on how the user navigates th<text:span text:style-name="T2">r</text:span>u the dataset, <text:span text:style-name="T2">meaning: in the client’s computer will be only those images the user already asked to see. </text:span><text:s text:c="2"/></text:p>
      <text:p text:style-name="Standard"/>
      <text:p text:style-name="P2">7) what is the timescale for this project?</text:p>
      <text:p text:style-name="P2"/>
      <text:p text:style-name="P4">By the end of 2020 should be ready a first rustic prototype capable to let the user:</text:p>
      <text:p text:style-name="P4">- process data</text:p>
      <text:p text:style-name="P4">- navigate in the flow graph</text:p>
      <text:p text:style-name="P4">- edit all steps at will</text:p>
      <text:p text:style-name="P4">- show html report for each step</text:p>
      <text:p text:style-name="P4"/>
      <text:p text:style-name="P4">By the end of 2021 <text:span text:style-name="T3">should be finished the app and now should include:</text:span></text:p>
      <text:p text:style-name="P4">- <text:span text:style-name="T3">image viewer</text:span></text:p>
      <text:p text:style-name="P4">- <text:span text:style-name="T3">reciprocal lattice viewer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26:00.362221372</meta:creation-date>
    <dc:date>2020-06-12T14:44:18.217192298</dc:date>
    <meta:editing-duration>PT2M49S</meta:editing-duration>
    <meta:editing-cycles>1</meta:editing-cycles>
    <meta:document-statistic meta:table-count="0" meta:image-count="0" meta:object-count="0" meta:page-count="1" meta:paragraph-count="19" meta:word-count="283" meta:character-count="1605" meta:non-whitespace-character-count="1337"/>
    <meta:generator>LibreOffice/6.1.5.2$Linux_X86_64 LibreOffice_project/10$Build-2</meta:generator>
  </office:meta>
</office:document-meta>
</file>